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2989a" officeooo:paragraph-rsid="000d096f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ec8de" officeooo:paragraph-rsid="000d096f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ff56c" officeooo:paragraph-rsid="000d096f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0764f" officeooo:paragraph-rsid="000d096f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0f4d2" officeooo:paragraph-rsid="000d096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17935" officeooo:paragraph-rsid="000d096f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25a48" officeooo:paragraph-rsid="000d096f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officeooo:rsid="005d16d9" officeooo:paragraph-rsid="000d096f" style:font-size-asian="12pt" style:font-style-asian="italic" style:font-size-complex="12pt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officeooo:rsid="0062989a" officeooo:paragraph-rsid="000d096f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5ff56c" officeooo:paragraph-rsid="000d096f" style:text-blinking="false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Dudu Cyryllic" fo:font-size="12pt" fo:letter-spacing="normal" fo:font-style="normal" officeooo:rsid="0062989a" officeooo:paragraph-rsid="000d096f" style:font-size-asian="12pt" style:font-size-complex="12pt"/>
    </style:style>
    <style:style style:name="P12" style:family="paragraph" style:parent-style-name="Heading_20_2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italic" officeooo:rsid="005d16d9" officeooo:paragraph-rsid="000d096f" style:font-size-asian="12pt" style:font-style-asian="italic" style:font-size-complex="12pt" style:font-style-complex="italic"/>
    </style:style>
    <style:style style:name="T1" style:family="text">
      <style:text-properties officeooo:rsid="0063c2f1"/>
    </style:style>
    <style:style style:name="T2" style:family="text">
      <style:text-properties officeooo:rsid="0193f62e"/>
    </style:style>
    <style:style style:name="T3" style:family="text">
      <style:text-properties officeooo:rsid="013288e5"/>
    </style:style>
    <style:style style:name="T4" style:family="text">
      <style:text-properties officeooo:rsid="0060764f"/>
    </style:style>
    <style:style style:name="T5" style:family="text">
      <style:text-properties officeooo:rsid="0060f4d2"/>
    </style:style>
    <style:style style:name="T6" style:family="text">
      <style:text-properties officeooo:rsid="03492e8f"/>
    </style:style>
    <style:style style:name="T7" style:family="text">
      <style:text-properties officeooo:rsid="00617935"/>
    </style:style>
    <style:style style:name="T8" style:family="text">
      <style:text-properties officeooo:rsid="00625a48"/>
    </style:style>
    <style:style style:name="T9" style:family="text">
      <style:text-properties officeooo:rsid="034a5473"/>
    </style:style>
    <style:style style:name="T10" style:family="text">
      <style:text-properties officeooo:rsid="01952f60"/>
    </style:style>
    <style:style style:name="T11" style:family="text">
      <style:text-properties officeooo:rsid="006298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/>
      <text:p text:style-name="P8"/>
      <text:p text:style-name="P2">Вскоре меня вызвали в отделение милиции рядом с Пятым магазином отчитаться в попытке самоубийства Ольги, про которую им сообщила «скорая помощь».</text:p>
      <text:p text:style-name="P2">Я доказал, что соучастником не был и меня отпустили.</text:p>
      <text:p text:style-name="P2">Мать моя собрала остававшуюся в доме одежду и обувь Ольги: осеннюю, зимнюю — всю. Получился изрядный тюк, который она обшила белым полотном для отправки почтовым вагоном.</text:p>
      <text:p text:style-name="P2">Я попросил Владю помочь и мы потащили тот тюк вдоль путей на Вокзал для сдачи в багажное отделение.</text:p>
      <text:p text:style-name="P2">Мы тащили его продев никелированную трубу от оконного карниза под верёвку, которой он был обвязан. </text:p>
      <text:p text:style-name="P2">Тем же способом, как доисторические охотники, или дикари-аборигены носят забитую дичь.</text:p>
      <text:p text:style-name="P3">Только мы несли в обратном направлении — прочь; потому что это была не добыча, а утрата.</text:p>
      <text:p text:style-name="P3">В отделении я написал на полотне феодосийский адрес и получил квитанцию с указанием веса.</text:p>
      <text:p text:style-name="P3">Когда мы вышли оттуда, Владя явно хотел мне что-то сказать, но сдержался. </text:p>
      <text:p text:style-name="P3">Я всегда знал, что он тактичнее Квэка.</text:p>
      <text:p text:style-name="P3">Есть мысли, которые лучше не начинать...</text:p>
      <text:p text:style-name="P3">Труба карниза порядком прогнулась от нагрузки и я отбросил её в кусты, позади высокого перрона у первого пути — не тащиться же мне с ней к Ляльке.</text:p>
      <text:p text:style-name="P10"/>
      <text:p text:style-name="P3">Первого сентября на построении вокруг большого печального бюста Гоголя между Старым и Новым корпусом, ректор института, как всегда, объявил, что занятия начинаются для всех, кроме студентов вторых и третьих курсов, <text:span text:style-name="T2">которые на месяц поедут с шефской помощью в село</text:span>.</text:p>
      <text:p text:style-name="P3">Второкурсники и третьекурсники всех факультетов, как всегда, закричали «ура!»</text:p>
      <text:p text:style-name="P3">На следующий день пара больших автобусов повезли второкурсников по московской трассе до райцентра Борзн<text:span text:style-name="T3">а</text:span>, а оттуда <text:span text:style-name="T4">по ухабистой дороге в село Большевик, но последний километр одолеть не смогли — грязь оказалась слишком глубокой.</text:span></text:p>
      <text:p text:style-name="P4">Студенты и с полдесятка преподавателей вышли из автобусов на обочину и по узкой тропе сквозь зелёные заросли высоких, мокрых после утреннего ливня стеблей кукурузы пошли в село, где им предстояло трудиться на уборке хмеля.</text:p>
      <text:p text:style-name="P4">Многие тащили «торбы» <text:s/>— <text:s/>матерчатые сумки с продуктами питания взятыми с собою из дому. </text:p>
      <text:p text:style-name="P4">Моя ноша <text:s/>полегче — гитара, положенная гладкой стороной грифа на плечо, да курево в карманах, <text:span text:style-name="T5">поэтому прогулка была бы в кайф, если б не промокали кеды</text:span>. </text:p>
      <text:p text:style-name="P5">Впереди меня красный свитер, синие джинсы, чёрные сапоги и белая косынка-козырёк тащат свою «торбу».</text:p>
      <text:p text:style-name="P5">Сам себе удивляюсь — достаточно, чтоб волосы были подлиннее моих, а бёдра пошире и поокруглее, как вот у этой <text:span text:style-name="T6">вон</text:span> впереди и — всё! Я сражён, поражён, лапки кверху и сдаюсь на милость победительницы.</text:p>
      <text:p text:style-name="P4">- <text:span text:style-name="T5">Девушка, у вас сапоги сорок пятого размера?</text:span></text:p>
      <text:p text:style-name="P5">Надменный взгляд через плечо:</text:p>
      <text:p text:style-name="P5">- Сорок шестого.</text:p>
      <text:p text:style-name="P5">Каков привет, таков ответ. </text:p>
      <text:p text:style-name="P5">Подъехал, конечно, не ахти как, но хорошо хоть ответила.</text:p>
      <text:p text:style-name="P5">Обгоняя её, я оглянулся улыбнуться неприступно недовольному лицу и пошёл дальше. </text:p>
      <text:p text:style-name="P5">У меня нет привычки подмигивать девушкам, хоть, говорят, <text:span text:style-name="T6">что </text:span>они это любят.</text:p>
      <text:p text:style-name="P5"/>
      <text:p text:style-name="P5">Большевик — это широкая пустая улица из полдюжины домов и отдельно стоящих строений <text:soft-page-break/>покрупнее, что теряются в тумане и промозглой сырости позади деревьев, с листвы которых падают редкие тяжкие капли.</text:p>
      <text:p text:style-name="P5">Все зашли в одноэтажную, полутёмную из-за ненастья на дворе, столовую с длинными столами под изношенной клеёнкой и с запертым фанерной створкой окном разда<text:span text:style-name="T2">тк</text:span>и.</text:p>
      <text:p text:style-name="P5">После затяжных переговоров между старшими преподавателями и местным руководством, студенты начали размещаться для предстоящего проживания в селе.</text:p>
      <text:p text:style-name="P5">Четырёхкоечные комнаты в двух деревянных двухэтажных зданиях <text:span text:style-name="T7">предоставлены студенткам, а студентам отвéден большой зал на втором этаже клуба, тоже деревянного.</text:span></text:p>
      <text:p text:style-name="P6">Каждому выдали матрас с подушкой и солдатским одеялом и <text:span text:style-name="T2">по паре простыней</text:span>.</text:p>
      <text:p text:style-name="P6">Поднявшись с этой скаткой в клуб, я поразился простоте дизайна общей спальни. </text:p>
      <text:p text:style-name="P6">Невысокий сплошной настил из дощатых щитов представлял собой знакомые мне нары — типа, схлопотал месяц «губы».</text:p>
      <text:p text:style-name="P6">Тридцать, или около того, матрасов расстелены поверх щитов вплотную друг к другу; <text:span text:style-name="T6">поэтому, </text:span>для отдыха, на них надо вползать с конца на четвереньках.</text:p>
      <text:p text:style-name="P6">К счастью, <text:s/>недалеко от входа стоял высокий биллиардный стол с изношенным зелёным сукном.</text:p>
      <text:p text:style-name="P6">Заняв биллиардный стол, я не блатовал и пахана из себя не строил, а просто обратил внимание, что все биллиардные шары были,как один, <text:span text:style-name="T2">жестоко выщерблены, </text:span>словно надкусанные яблоки — играть такими невозможно, а значит и стол без надобности.</text:p>
      <text:p text:style-name="P6">Так что спал я в четырёх метрах от общих нар, на полметра выше обще<text:span text:style-name="T3">й</text:span> массы и без храпящих под ухом соседей.</text:p>
      <text:p text:style-name="P6">Стол оказался настолько широким, что оставалось место положить рядом с матрасом обломок лакированного кия, потому что в студенческой среде ходили глухие слухи о недоброжелательных настроениях среди местной молодёжи.</text:p>
      <text:p text:style-name="P6">Питание в столовой было трёхрáзовым, <text:span text:style-name="T8">студенты воротили от него нос, но я их не понимал — хавка, как хавка.</text:span></text:p>
      <text:p text:style-name="P7"/>
      <text:p text:style-name="P7">На следующее утро мы вышли на уборку хмеля.</text:p>
      <text:p text:style-name="P7">Он рос рядами <text:s/>трёхметровых <text:s/>стебле<text:span text:style-name="T2">й</text:span> <text:span text:style-name="T6">достигших</text:span> до проволок <text:span text:style-name="T6">натянутых </text:span>над полем.</text:p>
      <text:p text:style-name="P7"><text:s/>Сплетение <text:s/>тёмно-зелёной листвы нужно сдёрнуть наземь и обобрать с него <text:span text:style-name="T2">гроздья </text:span>светло-зелёны<text:span text:style-name="T2">х</text:span> мягки<text:span text:style-name="T2">х</text:span> шишеч<text:span text:style-name="T2">ек</text:span>.</text:p>
      <text:p text:style-name="P7">Когда шишечки наполнят неглубокую плетёную корзину с двумя ручками, как у банной шайки, их надо отнести в ящик на весах. </text:p>
      <text:p text:style-name="P7">Преподаватель-весовщик запишет в тетрадку твои килограммы, потому что труд этот будет оплачен, после вычетов за питание и постель.</text:p>
      <text:p text:style-name="P7"><text:span text:style-name="T9">Вот только</text:span>, расценки за кило собранного урожая оказались настолько низкими, что несложный арифметический подсчёт убивал в<text:span text:style-name="T2">есь</text:span> трудовой энтузиазм на месте <text:span text:style-name="T2">и наповал.</text:span>.</text:p>
      <text:p text:style-name="P7">Конечно, оставались ещё такие стимулы, <text:span text:style-name="T6">как звонкая <text:s/>разноголосица </text:span><text:s/>задорны<text:span text:style-name="T10">х</text:span> <text:span text:style-name="T10">молодых </text:span>голос<text:span text:style-name="T10">ов над полем</text:span>, и <text:span text:style-name="T10">такие </text:span>разнообразные, но, <text:span text:style-name="T6">каждая</text:span> <text:span text:style-name="T3">по своему, </text:span>привлекательные формы студенток.</text:p>
      <text:p text:style-name="P7"><text:span text:style-name="T6">Однако,</text:span> мои, привыкшие к лому и струнам, пальцы наотрез отказывались <text:s/>участ<text:span text:style-name="T10">вовать</text:span> в этом, по-китайски усидчивом, крестьянском труде.</text:p>
      <text:p text:style-name="P7">Мой первый день работы на плантации хмеля стал также и последним.</text:p>
      <text:p text:style-name="P7">В дальнейшем я исполнял разные работы: <text:span text:style-name="T11">пару раз ездил в Борзну грузчиком продуктов для столовой, и настилал пол из обрезков досок на коровьей ферме, и пилил дрова для местной бабы в обмен на мутный крепкий самогон, и... и... ну, пожалуй это всё, но, вобщем, тоже немало.</text:span></text:p>
      <text:p text:style-name="P7"/>
      <text:p text:style-name="P1">Хмелеуборщики за месяц заработали по сорок рублей, пара студентов, что пристроились в сушилку по сто с лишком, а мне, по возвращении в Нежин, в институтской кассе выдали рублей двенадцать с мелочью.</text:p>
      <text:p text:style-name="P1">Скорее всего, за те три дня на ферме, где я пилил и прибивал горбыли поверх навозной <text:soft-page-break/>жижи. </text:p>
      <text:p text:style-name="P1">Один раз, от сильного удара молотком, <text:span text:style-name="T3">из</text:span> щел<text:span text:style-name="T3">и</text:span> между неровных досок грязь цвиркнула прямо мне в лицо.</text:p>
      <text:p text:style-name="P1">Стоявшая в ближайшем стойле корова покосилась на меня левым глазом и до того довольно ухмыльнулась, что я теперь наверняка знаю — эти скотины не настолько тупые, какими прикидываются.</text:p>
      <text:p text:style-name="P1">Но основным занятием на ферме была игра в «дурака» с мужиками. </text:p>
      <text:p text:style-name="P1">Моя фотографическая колода карт вводила их в ступор; уж до того долго обдумывали они каждый свой ход, уставясь на чёрно-белые картинки голых баб.</text:p>
      <text:p text:style-name="P11"/>
      <text:p text:style-name="P9"><text:span text:style-name="T3">(...с</text:span>ейчас эпоха поменялась и такие же карты, но в цвете, продаются в привокзальных киосках...<text:span text:style-name="T3">)</text:span></text:p>
      <text:p text:style-name="P9"/>
      <text:p text:style-name="P1">Один из работавших в сушилке студентов, рыжий Григорий с биофака, тоже играл со мной в «дурака» после работы. </text:p>
      <text:p text:style-name="P1">Ему очень хотелось выиграть. Азартный малый даже поменял <text:span text:style-name="T3">мою </text:span>колоду карт на обычные, но школа Якова Демьянко приносила свои плоды и к концу месяца он проиграл мне бутылок двадцать пять — ящик водки. </text:p>
      <text:p text:style-name="P1">Впрочем, памятуя детдомовскую мудрость Саши Остролуцкого, что синица в руке лучше жура<text:span text:style-name="T1">в</text:span>ля в небе, <text:s/><text:span text:style-name="T1">я в последний день в хмелесовхозе сказал огненнокудрому Григорию, что одна бутылка на месте спишет весь его долг; и он с радостью сбегал в сельский магазин, а то бы я и того не видел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6:46:25.947355407</meta:creation-date>
    <dc:date>2017-03-02T16:46:31.156112366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60" meta:word-count="1123" meta:character-count="7374" meta:non-whitespace-character-count="6273"/>
    <meta:generator>LibreOffice/4.3.3.2$Linux_x86 LibreOffice_project/430m0$Build-2</meta:generator>
  </office:meta>
</office:document-meta>
</file>